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ED300000F32636C4609.svm"/>
  <manifest:file-entry manifest:media-type="" manifest:full-path="Pictures/2000000900006D5A000012D0324AFFDD.svm"/>
  <manifest:file-entry manifest:media-type="" manifest:full-path="Pictures/2000000900002F220000103B7E29CC8B.svm"/>
  <manifest:file-entry manifest:media-type="" manifest:full-path="Pictures/2000000900002EB800000F4DBBD4E938.svm"/>
  <manifest:file-entry manifest:media-type="" manifest:full-path="Pictures/2000000900002E9E00000F67DAFF7E84.svm"/>
  <manifest:file-entry manifest:media-type="" manifest:full-path="Pictures/200000090000454000002E83A44D6DC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2 Niveau DR</text:p>
      <text:p text:style-name="P3">Gonzalez Grapin </text:p>
      <text:p text:style-name="P3">Adrien <text:s text:c="4"/>Tanguy</text:p>
      <text:p text:style-name="P4"/>
      <text:h text:style-name="P1" text:outline-level="1">I. Réglage du transmetteur de niveau</text:h>
      <text:p text:style-name="P4"/>
      <text:p text:style-name="P4">1)Un tansmetteur de niveau transforme une grandeur physique en une grandeur numérique entre 4 et 20 mA.</text:p>
      <text:p text:style-name="P4"/>
      <text:p text:style-name="P4">2)</text:p>
      <text:p text:style-name="P4"><draw:frame draw:style-name="fr1" draw:name="images1" text:anchor-type="paragraph" svg:width="17cm" svg:height="11.416cm" draw:z-index="0"><draw:image xlink:href="Pictures/200000090000454000002E83A44D6DC2.svm" xlink:type="simple" xlink:show="embed" xlink:actuate="onLoad"/></draw:frame>3)</text:p>
      <text:p text:style-name="P4"/>
      <text:p text:style-name="P4">4)elle est normalement fermée car l'eau qui sera pompée dans le réservoir de bus ne pourra pas redescendre, alors la pression augmentera dans le réservoir du haut.</text:p>
      <text:p text:style-name="P4"/>
      <text:p text:style-name="P4">5)</text:p>
      <text:p text:style-name="P4"><draw:frame draw:style-name="fr2" draw:name="images2" text:anchor-type="paragraph" svg:width="11.959cm" svg:height="3.918cm" draw:z-index="1"><draw:image xlink:href="Pictures/2000000900002EB800000F4DBBD4E938.svm" xlink:type="simple" xlink:show="embed" xlink:actuate="onLoad"/></draw:frame></text:p>
      <text:p text:style-name="P4">6)</text:p>
      <text:p text:style-name="P4"><draw:frame draw:style-name="fr2" draw:name="images4" text:anchor-type="paragraph" svg:width="12.067cm" svg:height="4.156cm" draw:z-index="2"><draw:image xlink:href="Pictures/2000000900002F220000103B7E29CC8B.svm" xlink:type="simple" xlink:show="embed" xlink:actuate="onLoad"/></draw:frame><text:soft-page-break/></text:p>
      <text:p text:style-name="P4">7)</text:p>
      <text:p text:style-name="P4"><draw:frame draw:style-name="fr2" draw:name="images5" text:anchor-type="paragraph" svg:width="11.987cm" svg:height="3.889cm" draw:z-index="4"><draw:image xlink:href="Pictures/2000000900002ED300000F32636C4609.svm" xlink:type="simple" xlink:show="embed" xlink:actuate="onLoad"/></draw:frame></text:p>
      <text:p text:style-name="P4"><draw:frame draw:style-name="fr3" draw:name="images6" text:anchor-type="paragraph" svg:width="17cm" svg:height="2.923cm" draw:z-index="5"><draw:image xlink:href="Pictures/2000000900006D5A000012D0324AFFDD.svm" xlink:type="simple" xlink:show="embed" xlink:actuate="onLoad"/></draw:frame></text:p>
      <text:p text:style-name="P4">8)</text:p>
      <text:h text:style-name="P1" text:outline-level="1">II. Régulation de niveau</text:h>
      <text:p text:style-name="P4">1)</text:p>
      <text:p text:style-name="P4"><draw:frame draw:style-name="fr2" draw:name="images3" text:anchor-type="paragraph" svg:width="11.934cm" svg:height="3.942cm" draw:z-index="3"><draw:image xlink:href="Pictures/2000000900002E9E00000F67DAFF7E84.svm" xlink:type="simple" xlink:show="embed" xlink:actuate="onLoad"/></draw:frame></text:p>
      <text:p text:style-name="P4">2)</text:p>
      <text:p text:style-name="P4"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0-16T12:50:33.34</meta:creation-date>
    <dc:date>2019-10-16T15:26:00.17</dc:date>
    <meta:editing-duration>PT43M19S</meta:editing-duration>
    <meta:editing-cycles>2</meta:editing-cycles>
    <meta:generator>LibreOffice/3.3$Win32 LibreOffice_project/330m19$Build-202</meta:generator>
    <meta:document-statistic meta:table-count="0" meta:image-count="6" meta:object-count="0" meta:page-count="2" meta:paragraph-count="16" meta:word-count="70" meta:character-count="390"/>
  </office:meta>
</office:document-meta>
</file>